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ou can use the selection structures in this chapter interchangeably for many circumstances. There are a few occasions when one is clearly preferable to another based on input data. Some of these situations were touched on in the switch statement discussion. Review these, give an overview of all of the selection structures discussed in the chapter, and then discuss how to determine which structure to use when there is no clear indication. How much of the choice should be based on personal preference and how much on conventional practices? Are there performance issues as well?</text:p>
      <text:p text:style-name="Standard"/>
      <text:p text:style-name="Standard"/>
      <text:p text:style-name="Standard">The 'if (expression) statement' selection structure is one-way. <text:s/>You can think of one-way structures as 'my way or the high way' in the sense of if the expression is true, then something happens, but if the expression is false, nothing happens... thus 'one way'.</text:p>
      <text:p text:style-name="Standard"/>
      <text:p text:style-name="Standard">The 'if (expression) statement1 else statement2' selection structures is two-way. <text:s/>Contrasted to the previous structure, this structure gives two 'statements' or 'ways' to respond to the expression. <text:s/>Where false in the one-way structure is devoid of value, false will be meaningful in the two-way structure. </text:p>
      <text:p text:style-name="Standard"/>
      <text:p text:style-name="Standard">The 'switch' selection structure is fundamentally different from the previous structures. <text:s/>There is no evaluation of a logical expression. <text:s/>The expression is evaluated and a value is obtained. <text:s/>That value is considered against the set of listed 'cases'. <text:s/>If the value of the case is the same as the value of the evaluated expression, that case is evaluated. <text:s/>The evaluation will process every line of code following that case until it comes to the end of the case list or reaches a 'break' point. <text:s/>If no case matches the value of the expression, the default case is evaluated.</text:p>
      <text:p text:style-name="Standard"/>
      <text:p text:style-name="Standard"><text:tab/>Determining which selection structure to use at a given time is a fascinating question. <text:s/>I imagine that many people come to know the answer intuitively through repeated use of each structure. <text:s/>Breaking these concepts down, there are basic similarities between these three selection styles. <text:s/>They all require the evaluation of an expression, the output of which determines the action taken. <text:s/>The 'if' and 'if/else' expressions take the boolean true/false approach, which as you may imagine could be good for narrowing down information or for simple questions. <text:s/>If the decision that you are making is linear, than it makes sense to use if/else statements to most efficiently find an answer. <text:s/>However, there are some situations where the answer to a question is not so black and white... an example is a program which asks for the major you choose in college and then lists the set of courses required for that major. <text:s/>While writing an if/else statement would work, it would be long, visually choppy, and inefficient relative to a switch structure, which you could create special inputs for and not force the machine to process every if statement until it reaches the proper response. <text:s/>This would reduce the amount of processing required and most likely the amount of input from the user required as well. <text:s/></text:p>
      <text:p text:style-name="Standard"><text:s text:c="2"/><text:tab/>While there are some logical situations for choosing one selection structure over another, I think ultimately there is a lot of personal preference involved. <text:s/>If you are able to implement your code in creative ways, sometimes you can use these structures uniquely. <text:s/>Assuming that you take into consideration simplicity and efficiency, <text:s/>I think this is the artistic side of programming. <text:s/>You have a set of tools that you work with... and while you probably would be better off not using canvas to create your watercolor master piece, you might be able to put some sand in your paint to give it a bit of texture. <text:s text:c="10"/></text:p>
      <text:p text:style-name="Standard"/>
      <text:p text:style-name="Standard">Dominiq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0:36:06</meta:creation-date>
    <dc:date>2014-10-08T12:02:37</dc:date>
    <meta:editing-duration>PT53M41S</meta:editing-duration>
    <meta:editing-cycles>5</meta:editing-cycles>
    <meta:generator>LibreOffice/3.5$Linux_X86_64 LibreOffice_project/350m1$Build-2</meta:generator>
    <meta:document-statistic meta:table-count="0" meta:image-count="0" meta:object-count="0" meta:page-count="1" meta:paragraph-count="7" meta:word-count="603" meta:character-count="3666" meta:non-whitespace-character-count="3031"/>
  </office:meta>
</office:document-meta>
</file>